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 office:value-type="string" calcext:value-type="string">
            <text:p>Python</text:p>
          </table:table-cell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Fortran</text:p>
          </table:table-cell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/>
          <table:table-cell table:style-name="ce323"/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Fortran</text:p>
          </table:table-cell>
          <table:table-cell table:style-name="ce326"/>
          <table:table-cell table:style-name="ce625"/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Python</text:p>
          </table:table-cell>
          <table:table-cell table:style-name="ce329"/>
          <table:table-cell table:style-name="ce628"/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Javascript</text:p>
          </table:table-cell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/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/>
          <table:table-cell table:style-name="ce338"/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Python</text:p>
          </table:table-cell>
          <table:table-cell table:style-name="ce341" office:value-type="string" calcext:value-type="string">
            <text:p>Fortran</text:p>
          </table:table-cell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 office:value-type="string" calcext:value-type="string">
            <text:p>Cpp</text:p>
          </table:table-cell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Python</text:p>
          </table:table-cell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 office:value-type="string" calcext:value-type="string">
            <text:p>Python</text:p>
          </table:table-cell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office:value-type="string" calcext:value-type="string">
            <text:p>Python</text:p>
          </table:table-cell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 office:value-type="string" calcext:value-type="string">
            <text:p>Javascript</text:p>
          </table:table-cell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 office:value-type="string" calcext:value-type="string">
            <text:p>Python</text:p>
          </table:table-cell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12:21:25.818146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7T12:21:31.905214981</dc:date>
    <meta:editing-duration>PT1H20M39S</meta:editing-duration>
    <meta:editing-cycles>25</meta:editing-cycles>
    <meta:generator>LibreOffice/6.0.7.3$Linux_X86_64 LibreOffice_project/00m0$Build-3</meta:generator>
    <meta:document-statistic meta:table-count="1" meta:cell-count="529" meta:object-count="0"/>
  </office:meta>
</office:document-meta>
</file>